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2b02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5dd6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8c934" officeooo:paragraph-rsid="0018c93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a6018" officeooo:paragraph-rsid="001a601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ce150" officeooo:paragraph-rsid="001ce15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dc843" officeooo:paragraph-rsid="001dc84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f66a6" officeooo:paragraph-rsid="001f66a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2313" officeooo:paragraph-rsid="0022231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b029" officeooo:paragraph-rsid="0022b02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3bac1" officeooo:paragraph-rsid="0023bac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40a79" officeooo:paragraph-rsid="0025dd67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8c934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a6018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0b31e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2b029" style:font-size-asian="13pt" style:font-size-complex="13pt"/>
    </style:style>
    <style:style style:name="T1" style:family="text">
      <style:text-properties officeooo:rsid="001f66a6"/>
    </style:style>
    <style:style style:name="T2" style:family="text">
      <style:text-properties officeooo:rsid="0020b31e"/>
    </style:style>
    <style:style style:name="T3" style:family="text">
      <style:text-properties officeooo:rsid="00240a79"/>
    </style:style>
    <style:style style:name="T4" style:family="text">
      <style:text-properties officeooo:rsid="0025dd67"/>
    </style:style>
    <style:style style:name="T5" style:family="text">
      <style:text-properties officeooo:rsid="00260c04"/>
    </style:style>
    <style:style style:name="T6" style:family="text">
      <style:text-properties officeooo:rsid="002626be"/>
    </style:style>
    <style:style style:name="T7" style:family="text">
      <style:text-properties officeooo:rsid="00271722"/>
    </style:style>
    <style:style style:name="T8" style:family="text">
      <style:text-properties officeooo:rsid="00285c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Expirience</text:p>
      <text:p text:style-name="P1"/>
      <text:p text:style-name="P2">portada</text:p>
      <text:p text:style-name="P3">Introducción</text:p>
      <text:p text:style-name="P4"/>
      <text:p text:style-name="P17">Objeto de proyecto:</text:p>
      <text:p text:style-name="P17"/>
      <text:p text:style-name="P7">Game Experience es una aplicación que te permite registrarte y guardar en tu propia lista videojuegos.</text:p>
      <text:p text:style-name="P7"/>
      <text:p text:style-name="P18">Lenguajes empleados:</text:p>
      <text:p text:style-name="P8"/>
      <text:p text:style-name="P8">He utilizado como lenguaje principal Symfony (framework de php muy potente).</text:p>
      <text:p text:style-name="P9">Para el estilo, he utilizado Bootstrap.</text:p>
      <text:p text:style-name="P10">Como gestor de base de datos he utilizado Mysql <text:span text:style-name="T1">y la base de datos esta metida en un docker.</text:span></text:p>
      <text:p text:style-name="P11">Como IDE, he utilizado Visual Studio Code.</text:p>
      <text:p text:style-name="P11"/>
      <text:p text:style-name="P19">Distribuci<text:span text:style-name="T2">ó</text:span>n:</text:p>
      <text:p text:style-name="P19"/>
      <text:p text:style-name="P19">Requisitos de los clientes:</text:p>
      <text:p text:style-name="P19"/>
      <text:p text:style-name="P12">Lo único que necesitaran los clientes/usuarios de la aplicación es un nombre de usuario y una contraseña.</text:p>
      <text:p text:style-name="P12"/>
      <text:p text:style-name="P20">Licenciamiento:</text:p>
      <text:p text:style-name="P20"/>
      <text:p text:style-name="P20"/>
      <text:p text:style-name="P20"/>
      <text:p text:style-name="P20"/>
      <text:p text:style-name="P13"/>
      <text:p text:style-name="P5">Recursos:</text:p>
      <text:p text:style-name="P20"/>
      <text:p text:style-name="P13">Respecto al hardware: mi portatil.</text:p>
      <text:p text:style-name="P13">Respecto al software: windows 10.</text:p>
      <text:p text:style-name="P14">Respecto al tiempo de desarrollo:</text:p>
      <text:p text:style-name="P14"><text:tab/>-Entre 5 y 10 horas el iniciar sesión y registro.</text:p>
      <text:p text:style-name="P14"><text:tab/>-<text:span text:style-name="T3">Entre 5 y 10 horas la creación de la base de datos e implementación de la misma.</text:span></text:p>
      <text:p text:style-name="P14"><text:tab/>-<text:span text:style-name="T3">Entre 10 y 20 horas el desarrollo del mismo.</text:span></text:p>
      <text:p text:style-name="P14"/>
      <text:p text:style-name="P14"/>
      <text:p text:style-name="P14"/>
      <text:p text:style-name="P6">Descripción de la aplicación:</text:p>
      <text:p text:style-name="P6"/>
      <text:p text:style-name="P15">La aplicación nos permite <text:span text:style-name="T4">registrarnos e iniciar la sesión como usuarios, acceder a los videojuegos (estemos registrados o no), si estamos con la sesión iniciada, nos mostrará </text:span><text:span text:style-name="T5">la lista de juegos que tenemos, si no tenemos ninguno nos preguntará si añade alguno mientras que si tuviéramos alguno, nos mostrará los juegos que tenemos y si queremos añadir alguno más. Si pulsamos que queremos añadir algún juego más. Nos mostrará todos los videojuegos de la aplicación y si pinchamos alguno, nos mostrará los datos del videojuego y si queremos añadirlo o no. </text:span><text:span text:style-name="T6">Si el usuario es el administrador, podrá añadir, eliminar y modificar tanto usuarios como videojuegos.</text:span></text:p>
      <text:p text:style-name="P15"/>
      <text:p text:style-name="P16">La base de datos tiene un diseño sencillo con 3 tablas:</text:p>
      <text:p text:style-name="P16"><text:tab/>-La tabla de usuarios que tiene tanto el nombre de usuario y contraseña.</text:p>
      <text:p text:style-name="P16"><text:tab/>-La tabla de videojuegos que <text:span text:style-name="T7">tiene el título del videojuego, el nombre del director o <text:s/>directores, el género o géneros del videojuego, su fecha de publicación, la empresa o empresas desarrolladoras y una breve descripción.</text:span></text:p>
      <text:p text:style-name="P16"><text:soft-page-break/><text:tab/>-<text:span text:style-name="T8">La tabla de usuario_videojuego que es una relación varios a varios entre usuarios y videjueg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08:38:46.647000000</meta:creation-date>
    <dc:date>2022-11-28T10:21:18.260000000</dc:date>
    <meta:editing-duration>PT1H22M4S</meta:editing-duration>
    <meta:editing-cycles>17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27" meta:word-count="327" meta:character-count="2006" meta:non-whitespace-character-count="1699"/>
  </office:meta>
</office:document-meta>
</file>